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DF0000003EAA95D984EB5E3E2D.png" manifest:media-type="image/png"/>
  <manifest:file-entry manifest:full-path="Pictures/10000000000000DB000000DC3BD9BE67129630B4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Palatino"/>
    </style:style>
    <style:style style:name="P2" style:family="paragraph" style:parent-style-name="Header">
      <style:paragraph-properties fo:text-align="start" style:justify-single-word="false"/>
      <style:text-properties style:font-name="Palatino" fo:font-size="11pt" fo:font-weight="bold" officeooo:rsid="001675a9" officeooo:paragraph-rsid="001675a9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Palatino"/>
    </style:style>
    <style:style style:name="P7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/>
    </style:style>
    <style:style style:name="P8" style:family="paragraph" style:parent-style-name="Standard">
      <style:paragraph-properties fo:text-align="justify" style:justify-single-word="false"/>
      <style:text-properties style:font-name="Palatino" fo:font-style="normal" style:text-underline-style="none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8e350" officeooo:paragraph-rsid="0018e350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c3f92" officeooo:paragraph-rsid="001c3f92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d740c" officeooo:paragraph-rsid="001d740c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Palatino" fo:font-style="normal" style:text-underline-style="none" fo:font-weight="bold" officeooo:rsid="002601f1" officeooo:paragraph-rsid="002601f1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Palatino" style:text-underline-style="none" fo:font-weight="bold" officeooo:rsid="00240784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paragraph-rsid="001d740c"/>
    </style:style>
    <style:style style:name="P15" style:family="paragraph" style:parent-style-name="Standard">
      <style:paragraph-properties fo:text-align="justify" style:justify-single-word="false"/>
      <style:text-properties officeooo:paragraph-rsid="002651a4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Palatino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paragraph-rsid="0016f0ca" style:font-style-asian="normal" style:font-style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2ee16" officeooo:paragraph-rsid="002822fb" style:font-style-asian="normal" style:font-style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2ee16" officeooo:paragraph-rsid="0022ee16" style:font-style-asian="normal" style:font-style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3a9aa" officeooo:paragraph-rsid="002822fb" style:font-style-asian="normal" style:font-style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3a9aa" officeooo:paragraph-rsid="002601f1" style:font-style-asian="normal" style:font-style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6f0ca" officeooo:paragraph-rsid="0016f0ca" style:font-style-asian="normal" style:font-style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8e350" officeooo:paragraph-rsid="0018e350" style:font-style-asian="normal" style:font-style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822fb" officeooo:paragraph-rsid="0018e350" style:font-style-asian="normal" style:font-style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c3f92" officeooo:paragraph-rsid="002822fb" style:font-style-asian="normal" style:font-style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8ee0f" officeooo:paragraph-rsid="0028ee0f" style:font-style-asian="normal" style:font-style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officeooo:paragraph-rsid="0022ee16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2822fb" officeooo:paragraph-rsid="002822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745b" style:font-weight-asian="bold" style:font-weight-complex="bold"/>
    </style:style>
    <style:style style:name="T3" style:family="text">
      <style:text-properties officeooo:rsid="001675a9"/>
    </style:style>
    <style:style style:name="T4" style:family="text">
      <style:text-properties fo:font-style="italic" officeooo:rsid="0016f0ca" style:font-style-asian="italic" style:font-style-complex="italic"/>
    </style:style>
    <style:style style:name="T5" style:family="text">
      <style:text-properties officeooo:rsid="0016f0ca"/>
    </style:style>
    <style:style style:name="T6" style:family="text">
      <style:text-properties officeooo:rsid="001b2411"/>
    </style:style>
    <style:style style:name="T7" style:family="text">
      <style:text-properties style:font-name="Palatino" fo:font-style="normal" style:text-underline-style="none" style:font-style-asian="normal" style:font-style-complex="normal"/>
    </style:style>
    <style:style style:name="T8" style:family="text">
      <style:text-properties style:font-name="Palatino" fo:font-style="normal" style:text-underline-style="none" officeooo:rsid="001b2411" style:font-style-asian="normal" style:font-style-complex="normal"/>
    </style:style>
    <style:style style:name="T9" style:family="text">
      <style:text-properties style:font-name="Palatino" fo:font-style="normal" style:text-underline-style="none" officeooo:rsid="001d740c" style:font-style-asian="normal" style:font-style-complex="normal"/>
    </style:style>
    <style:style style:name="T10" style:family="text">
      <style:text-properties style:font-name="Palatino" fo:font-style="normal" style:text-underline-style="none" officeooo:rsid="0022ee16" style:font-style-asian="normal" style:font-style-complex="normal"/>
    </style:style>
    <style:style style:name="T11" style:family="text">
      <style:text-properties style:font-name="Palatino" fo:font-style="normal" style:text-underline-style="none" officeooo:rsid="002651a4" style:font-style-asian="normal" style:font-style-complex="normal"/>
    </style:style>
    <style:style style:name="T12" style:family="text">
      <style:text-properties officeooo:rsid="0022ee16"/>
    </style:style>
    <style:style style:name="T13" style:family="text">
      <style:text-properties officeooo:rsid="0023a9aa"/>
    </style:style>
    <style:style style:name="T14" style:family="text">
      <style:text-properties officeooo:rsid="002822fb"/>
    </style:style>
    <style:style style:name="T15" style:family="text">
      <style:text-properties officeooo:rsid="002c745b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Objetivo:</text:p>
      <text:p text:style-name="P6"/>
      <text:list xml:id="list809008849" text:style-name="L1">
        <text:list-item>
          <text:p text:style-name="P16"><text:span text:style-name="T3">Consolidar los conocimientos adquiridos en clase para desarrollar simulaciones</text:span>.</text:p>
        </text:list-item>
      </text:list>
      <text:p text:style-name="P6"/>
      <text:p text:style-name="P7">Enunciado:</text:p>
      <text:p text:style-name="P8"/>
      <text:list xml:id="list2797692133" text:style-name="L2">
        <text:list-item>
          <text:p text:style-name="P17"><text:span text:style-name="T5">Diseñe y desarrolle un modelo y/o </text:span><text:span text:style-name="T4">script</text:span><text:span text:style-name="T5"> que permita simular el siguiente caso real:</text:span></text:p>
          <text:list>
            <text:list-item>
              <text:p text:style-name="P27"><text:span text:style-name="T8">Se tiene los datos </text:span><text:span text:style-name="T10">del ecuador <text:line-break/>(</text:span><text:a xlink:type="simple" xlink:href="https://github.com/andrab/ecuacovid/tree/master/datos_crudos" text:style-name="Internet_20_link" text:visited-style-name="Visited_20_Internet_20_Link">https://github.com/andrab/ecuacovid/tree/master/datos_crudos</text:a><text:span text:style-name="T8">)</text:span><text:span text:style-name="T10">. En base a ello </text:span><text:span text:style-name="T8">obtener los siguientes modelos:</text:span></text:p>
              <text:list>
                <text:list-item>
                  <text:p text:style-name="P28"><text:span text:style-name="T8">G</text:span><text:span text:style-name="T7">enerar graficas para entender y procesar los datos:</text:span></text:p>
                  <text:list>
                    <text:list-item>
                      <text:p text:style-name="P18">Generar graficas y reportes del total de pers<text:span text:style-name="T13">o</text:span>n<text:span text:style-name="T13">a</text:span>s <text:s/><text:span text:style-name="T13">vacunadas.</text:span></text:p>
                    </text:list-item>
                    <text:list-item>
                      <text:p text:style-name="P20">Generar grafico de pie por fabricante de la vacuna.</text:p>
                    </text:list-item>
                    <text:list-item>
                      <text:p text:style-name="P20">Generar histogramas de vacunas por mes de llega y fabricante.</text:p>
                    </text:list-item>
                  </text:list>
                </text:list-item>
                <text:list-item>
                  <text:p text:style-name="P20">Generar un reporte parametrizado que pueda ingresar los datos de las fechas inicio y fin <text:span text:style-name="T14">para</text:span> obtener la información de las graficas vistas en el primer punto.</text:p>
                </text:list-item>
                <text:list-item>
                  <text:p text:style-name="P22"><text:span text:style-name="T6">Generar un modelo matemático de predicción basado en regresión, del procesos de vacunación en base al numero actual de vacunados (1 y 2 dosis) y a la llegada de nuevas vacunas</text:span>.</text:p>
                </text:list-item>
                <text:list-item>
                  <text:p text:style-name="P19">Desarrollar y generar un proceso de comparación con al menos <text:span text:style-name="T15">dos</text:span> países (<text:span text:style-name="T15">1</text:span>. Latinoamérica, <text:s/>1. Europa).</text:p>
                  <text:list>
                    <text:list-item>
                      <text:p text:style-name="P19">Generar las graficas de regresión y comparar.</text:p>
                    </text:list-item>
                  </text:list>
                </text:list-item>
                <text:list-item>
                  <text:p text:style-name="P19">Identificar cual es la fecha tentativa en la que todos los Ecuatorianos podrán ser vacunados con las dos dosis.</text:p>
                </text:list-item>
              </text:list>
            </text:list-item>
          </text:list>
        </text:list-item>
        <text:list-item>
          <text:p text:style-name="P23">El proceso de simulación desarrollado deberá considerar los siguientes aspectos:</text:p>
          <text:list>
            <text:list-item>
              <text:p text:style-name="P24">Generar un cuaderno de Python para el desarrollo y parametrización de graficas, reportes, regresiones.</text:p>
            </text:list-item>
            <text:list-item>
              <text:p text:style-name="P23"><text:span text:style-name="T14">Obtener los siguientes análisis</text:span>:</text:p>
              <text:list>
                <text:list-item>
                  <text:list>
                    <text:list-item>
                      <text:p text:style-name="P25">Cual tiene una mejor <text:span text:style-name="T12">predicción.</text:span></text:p>
                    </text:list-item>
                    <text:list-item>
                      <text:p text:style-name="P25">Ventajas y desventajas de los modelos.</text:p>
                    </text:list-item>
                  </text:list>
                </text:list-item>
                <text:list-item>
                  <text:p text:style-name="P19">Opinión</text:p>
                </text:list-item>
                <text:list-item>
                  <text:p text:style-name="P19">Conclusiones</text:p>
                </text:list-item>
                <text:list-item>
                  <text:p text:style-name="P19">Recomendaciones.</text:p>
                </text:list-item>
              </text:list>
            </text:list-item>
          </text:list>
        </text:list-item>
        <text:list-item>
          <text:p text:style-name="P26">Fechas de Presentación: <text:span text:style-name="T2">11</text:span><text:span text:style-name="T1">/05/2021 – 23:55</text:span> Subir al Avac en formato PDF y al Git los cuadernos de Python.</text:p>
          <text:list>
            <text:list-item>
              <text:list>
                <text:list-header>
                  <text:p text:style-name="P19"/>
                </text:list-header>
              </text:list>
            </text:list-item>
          </text:list>
        </text:list-item>
      </text:list>
      <text:p text:style-name="P12">* Puntos Adicionales:</text:p>
      <text:list xml:id="list192061157744211" text:continue-numbering="true" text:style-name="L2">
        <text:list-item>
          <text:list>
            <text:list-item>
              <text:list>
                <text:list-item>
                  <text:p text:style-name="P21">Generar una correlación <text:span text:style-name="T14">del</text:span> plan de vacunas con las vacunas realizadas <text:span text:style-name="T14">actuales</text:span>.</text:p>
                </text:list-item>
              </text:list>
            </text:list-item>
          </text:list>
        </text:list-item>
      </text:list>
      <text:p text:style-name="P10"/>
      <text:p text:style-name="P11">Referencias:</text:p>
      <text:p text:style-name="P11"/>
      <text:p text:style-name="P14"><text:span text:style-name="T9">[1]: </text:span><text:a xlink:type="simple" xlink:href="https://www.salud.gob.ec/plan-nacional-de-vacunacion-ecuador-2021-llega-segundo-lote-de-vacunas-pfizer-por-16-380-dosis/" text:style-name="Internet_20_link" text:visited-style-name="Visited_20_Internet_20_Link">https://www.salud.gob.ec/plan-nacional-de-vacunacion-ecuador-2021-llega-segundo-lote-de-</text:a><text:soft-page-break/><text:a xlink:type="simple" xlink:href="https://www.salud.gob.ec/plan-nacional-de-vacunacion-ecuador-2021-llega-segundo-lote-de-vacunas-pfizer-por-16-380-dosis/" text:style-name="Internet_20_link" text:visited-style-name="Visited_20_Internet_20_Link">vacunas-pfizer-por-16-380-dosis/</text:a></text:p>
      <text:p text:style-name="P15"><text:span text:style-name="T9">[</text:span><text:span text:style-name="T11">2]: </text:span><text:a xlink:type="simple" xlink:href="https://www.edicionmedica.ec/secciones/salud-publica/-cuantas-personas-ya-se-han-vacunado-contra-la-covid-19-en-el-ecuador--97224" text:style-name="Internet_20_link" text:visited-style-name="Visited_20_Internet_20_Link"><text:span text:style-name="T7">https://www.edicionmedica.ec/secciones/salud-publica/-cuantas-personas-ya-se-han-vacunado-contra-la-covid-19-en-el-ecuador--97224</text:span></text:a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7.0896in" fo:margin-left="0in" fo:margin-right="-0.0021in" table:align="margins"/>
    </style:style>
    <style:style style:name="Tabla1.A" style:family="table-column">
      <style:table-column-properties style:column-width="0.766in" style:rel-column-width="7083*"/>
    </style:style>
    <style:style style:name="Tabla1.B" style:family="table-column">
      <style:table-column-properties style:column-width="3.3181in" style:rel-column-width="30670*"/>
    </style:style>
    <style:style style:name="Tabla1.C" style:family="table-column">
      <style:table-column-properties style:column-width="3.0056in" style:rel-column-width="27782*"/>
    </style:style>
    <style:style style:name="Tabla1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style:font-name="Palatino"/>
    </style:style>
    <style:style style:name="MP2" style:family="paragraph" style:parent-style-name="Header">
      <style:paragraph-properties fo:text-align="start" style:justify-single-word="false"/>
      <style:text-properties style:font-name="Palatino" fo:font-size="11pt" fo:font-weight="bold" officeooo:rsid="001675a9" officeooo:paragraph-rsid="001675a9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Header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675a9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61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"><draw:frame draw:style-name="Mfr1" draw:name="gráficos2" text:anchor-type="as-char" svg:width="0.6472in" svg:height="0.65in" draw:z-index="1"><draw:image xlink:href="Pictures/10000000000000DB000000DC3BD9BE67129630B4.jpg" xlink:type="simple" xlink:show="embed" xlink:actuate="onLoad" loext:mime-type="image/jpeg"/></draw:frame></text:p>
            </table:table-cell>
            <table:table-cell table:style-name="Tabla1.A1" office:value-type="string">
              <text:p text:style-name="MP2">Simulación</text:p>
              <text:p text:style-name="MP3"><text:span text:style-name="MT1">Tema</text:span>: <text:span text:style-name="MT2">Simulación de Eventos.</text:span></text:p>
            </table:table-cell>
            <table:table-cell table:style-name="Tabla1.A1" office:value-type="string">
              <text:p text:style-name="MP4"><draw:frame draw:style-name="Mfr2" draw:name="gráficos1" text:anchor-type="as-char" svg:y="-0.3146in" svg:width="1.8555in" svg:height="0.4854in" draw:z-index="3"><draw:image xlink:href="Pictures/10000000000000DF0000003EAA95D984EB5E3E2D.png" xlink:type="simple" xlink:show="embed" xlink:actuate="onLoad" loext:mime-type="image/png"/></draw:frame></text:p>
            </table:table-cell>
          </table:table-row>
        </table:table>
        <text:p text:style-name="MP5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10:14:10</meta:creation-date>
    <dc:date>2021-05-06T19:20:58.941750089</dc:date>
    <meta:editing-duration>P5DT14H28M46S</meta:editing-duration>
    <meta:editing-cycles>59</meta:editing-cycles>
    <meta:generator>LibreOffice/6.2.7.1$Linux_X86_64 LibreOffice_project/20$Build-1</meta:generator>
    <meta:print-date>2010-09-13T17:05:45</meta:print-date>
    <meta:document-statistic meta:table-count="1" meta:image-count="2" meta:object-count="0" meta:page-count="2" meta:paragraph-count="33" meta:word-count="285" meta:character-count="2000" meta:non-whitespace-character-count="1765"/>
  </office:meta>
</office:document-meta>
</file>